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5fdc"/>
    </style:style>
    <style:style style:name="P2" style:family="paragraph" style:parent-style-name="Standard">
      <style:text-properties officeooo:paragraph-rsid="00173ac4"/>
    </style:style>
    <style:style style:name="P3" style:family="paragraph" style:parent-style-name="Standard">
      <style:text-properties officeooo:paragraph-rsid="00186654"/>
    </style:style>
    <style:style style:name="T1" style:family="text">
      <style:text-properties officeooo:rsid="00165fdc"/>
    </style:style>
    <style:style style:name="T2" style:family="text">
      <style:text-properties officeooo:rsid="00173ac4"/>
    </style:style>
    <style:style style:name="T3" style:family="text">
      <style:text-properties officeooo:rsid="00186654"/>
    </style:style>
    <style:style style:name="T4" style:family="text">
      <style:text-properties fo:font-size="14pt" officeooo:rsid="00165fdc" style:font-size-asian="14pt" style:font-size-complex="14pt"/>
    </style:style>
    <style:style style:name="T5" style:family="text">
      <style:text-properties fo:font-size="14pt" fo:font-weight="bold" officeooo:rsid="00165fdc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65fdc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Turmeric Industry</text:span><text:span text:style-name="T1">:</text:span></text:p>
      <text:p text:style-name="P1"><text:span text:style-name="T1"/></text:p>
      <text:p text:style-name="P1"><text:span text:style-name="T1">-Aman jain (201101132) <text:tab/><text:tab/><text:tab/><text:tab/><text:tab/><text:tab/><text:tab/>Tanuj Sharma (201101138)</text:span></text:p>
      <text:p text:style-name="P1"><text:span text:style-name="T1">Application Documentation:</text:span></text:p>
      <text:p text:style-name="P1"><text:span text:style-name="T1">FIRST TIER:</text:span></text:p>
      <text:p text:style-name="P1"><text:span text:style-name="T1">The database application of <text:s/>Turmeric_Industry has a login page, in which a user can login as a database administrator (or manager) or an</text:span></text:p>
      <text:p text:style-name="P1"><text:span text:style-name="T1">employee or as a worker and the database privileges are given accordingly .</text:span></text:p>
      <text:p text:style-name="P1"><text:span text:style-name="T1">Administrator privileges: The database administrator has complete access to all the records of all the tables in the database</text:span></text:p>
      <text:p text:style-name="P1"><text:span text:style-name="T1">and complete permissions to insert or modify/delete the data records apart from viewing the data. Also the administrator can</text:span></text:p>
      <text:p text:style-name="P1"><text:span text:style-name="T1">upgrade the privileges of any any normal user to administrator privileges.</text:span></text:p>
      <text:p text:style-name="P1"><text:span text:style-name="T1">The employee users on the other hand, can view data of other employees but cant modify other employee's data,but he can modify all workers data. An</text:span></text:p>
      <text:p text:style-name="P1"><text:span text:style-name="T1">employee user can log in with his distinct user name and password and ,can modify his own data.</text:span></text:p>
      <text:p text:style-name="P1"><text:span text:style-name="T1">Similarly, a worker can update his data but cant update others data.</text:span></text:p>
      <text:p text:style-name="P1"><text:span text:style-name="T1">Administrator interface :</text:span></text:p>
      <text:p text:style-name="P1"><text:span text:style-name="T1">Once the administrator logs in, he has access to four functionalities:</text:span></text:p>
      <text:p text:style-name="P1"><text:span text:style-name="T1">- Insert</text:span></text:p>
      <text:p text:style-name="P1"><text:span text:style-name="T1">- Delete</text:span></text:p>
      <text:p text:style-name="P1"><text:span text:style-name="T1">- Update</text:span></text:p>
      <text:p text:style-name="P1"><text:span text:style-name="T1">- View</text:span></text:p>
      <text:p text:style-name="P1"><text:span text:style-name="T1">which are common to all the tables of database except other manager's data.</text:span></text:p>
      <text:p text:style-name="P1"><text:span text:style-name="T1">Similarly as admin employee have access to all workers database.</text:span></text:p>
      <text:p text:style-name="P1"><text:span text:style-name="T1"/></text:p>
      <text:p text:style-name="P1"><text:span text:style-name="T1">INSERT FORM:</text:span></text:p>
      <text:p text:style-name="P1"><text:span text:style-name="T1">For each table in the database the form will ask the user for values to those fields corresponding to the columns in that</text:span></text:p>
      <text:p text:style-name="P1"><text:span text:style-name="T1">database table. The administrator will enter the required records through text boxes and hit submit to insert the values. After an insert is made, an appropriate message is displayed.</text:span></text:p>
      <text:p text:style-name="P1"><text:span text:style-name="T1"></text:span></text:p>
      <text:p text:style-name="P1"><text:span text:style-name="T1">UPDATE FORM:</text:span></text:p>
      <text:p text:style-name="P1"><text:span text:style-name="T1">As time passes the attributes of the tuple might need a change and to reflect the reality we need to update the data which in</text:span></text:p>
      <text:p text:style-name="P1"><text:span text:style-name="T1">this case can be done via an update form. For updating any tuple in a table we identify it by its corresponding primary key</text:span></text:p>
      <text:p text:style-name="P1"><text:span text:style-name="T1">and hence it is highly necessary to input the primary key. The rest of the form will be similar to insert form and the</text:span></text:p>
      <text:p text:style-name="P1"><text:span text:style-name="T1">specific member(only) of organization can enter the updated values into the fields. After an update, an appropriate message is displayed with the</text:span></text:p>
      <text:p text:style-name="P1"><text:span text:style-name="T1">modified table.</text:span></text:p>
      <text:p text:style-name="P1"><text:span text:style-name="T1">DELETE FORM:</text:span></text:p>
      <text:p text:style-name="P2"><text:span text:style-name="T2">All those who have permissions to update database can just click delete button from respective field and that field got deleted.</text:span></text:p>
      <text:p text:style-name="P1"><text:span text:style-name="T1">VIEW FORM:</text:span></text:p>
      <text:p text:style-name="P2"><text:span text:style-name="T2">Users will search according to parameters known and list of database(that can be viewed by the user) corresponds to search <text:s/>will appear.</text:span></text:p>
      <text:p text:style-name="P1"><text:span text:style-name="T1">INTERFACE:</text:span></text:p>
      <text:p text:style-name="P2"><text:soft-page-break/><text:span text:style-name="T1">After an employee logs in, </text:span><text:span text:style-name="T2">his personal data is displayed, we provide him with update and search button to do other stuffs.</text:span></text:p>
      <text:p text:style-name="P2"><text:span text:style-name="T1"></text:span></text:p>
      <text:p text:style-name="P1"><text:span text:style-name="T1">MIDDLE TIER:</text:span></text:p>
      <text:p text:style-name="P1"><text:span text:style-name="T1">The links to some of the forms are :</text:span></text:p>
      <text:p text:style-name="P2"><text:span text:style-name="T2">localhost/industry/employee.php</text:span></text:p>
      <text:p text:style-name="P2"><text:span text:style-name="T2">localhost/industry/manager.php</text:span></text:p>
      <text:p text:style-name="P2"><text:span text:style-name="T2">localhost/industry/workers.php</text:span></text:p>
      <text:p text:style-name="P2"><text:span text:style-name="T2">localhost/industry/dependent.php</text:span></text:p>
      <text:p text:style-name="P2"><text:span text:style-name="T1"></text:span></text:p>
      <text:p text:style-name="P1"><text:span text:style-name="T1">THIRD TIER:</text:span></text:p>
      <text:p text:style-name="P3"><text:span text:style-name="T3">DROP TABLE IF EXISTS `bill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bill` (</text:span></text:p>
      <text:p text:style-name="P3"><text:span text:style-name="T3"><text:s text:c="2"/>`bill_no` int(11) NOT NULL,</text:span></text:p>
      <text:p text:style-name="P3"><text:span text:style-name="T3"><text:s text:c="2"/>`cost` decimal(10,2) NOT NULL DEFAULT '0.00',</text:span></text:p>
      <text:p text:style-name="P3"><text:span text:style-name="T3"><text:s text:c="2"/>`due_date` date NOT NULL,</text:span></text:p>
      <text:p text:style-name="P3"><text:span text:style-name="T3"><text:s text:c="2"/>`penalty` int(11) DEFAULT NULL,</text:span></text:p>
      <text:p text:style-name="P3"><text:span text:style-name="T3"><text:s text:c="2"/>`date_of_payment` date DEFAULT NULL,</text:span></text:p>
      <text:p text:style-name="P3"><text:span text:style-name="T3"><text:s text:c="2"/>`wssn` char(9) NOT NULL,</text:span></text:p>
      <text:p text:style-name="P3"><text:span text:style-name="T3"><text:s text:c="2"/>PRIMARY KEY (`bill_no`,`wssn`),</text:span></text:p>
      <text:p text:style-name="P3"><text:span text:style-name="T3"><text:s text:c="2"/>KEY `wssn` (`wssn`),</text:span></text:p>
      <text:p text:style-name="P3"><text:span text:style-name="T3"><text:s text:c="2"/>CONSTRAINT `bill_ibfk_1` FOREIGN KEY (`wssn`) REFERENCES `workers` (`ssn`) ON 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>--</text:span></text:p>
      <text:p text:style-name="P3"><text:span text:style-name="T3">-- Table structure for table `customers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customers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customers` (</text:span></text:p>
      <text:p text:style-name="P3"><text:span text:style-name="T3"><text:s text:c="2"/>`fname` varchar(15) NOT NULL,</text:span></text:p>
      <text:p text:style-name="P3"><text:span text:style-name="T3"><text:s text:c="2"/>`lname` varchar(15) NOT NULL,</text:span></text:p>
      <text:p text:style-name="P3"><text:span text:style-name="T3"><text:s text:c="2"/>`sex` enum('M','F','G') NOT NULL,</text:span></text:p>
      <text:p text:style-name="P3"><text:span text:style-name="T3"><text:s text:c="2"/>`address` varchar(50) DEFAULT NULL,</text:span></text:p>
      <text:p text:style-name="P3"><text:span text:style-name="T3"><text:s text:c="2"/>`id` int(11) NOT NULL AUTO_INCREMENT,</text:span></text:p>
      <text:p text:style-name="P3"><text:span text:style-name="T3"><text:s text:c="2"/>`phone_no` char(11) NOT NULL,</text:span></text:p>
      <text:p text:style-name="P3"><text:span text:style-name="T3"><text:s text:c="2"/>`payment_pending` decimal(10,2) DEFAULT '0.00',</text:span></text:p>
      <text:p text:style-name="P3"><text:span text:style-name="T3"><text:s text:c="2"/>`profitable` enum('0','1') NOT NULL,</text:span></text:p>
      <text:p text:style-name="P3"><text:span text:style-name="T3"><text:s text:c="2"/>`essn` char(9) NOT NULL,</text:span></text:p>
      <text:p text:style-name="P3"><text:span text:style-name="T3"><text:s text:c="2"/>PRIMARY KEY (`id`,`essn`),</text:span></text:p>
      <text:p text:style-name="P3"><text:span text:style-name="T3"><text:s text:c="2"/>KEY `essn` (`essn`),</text:span></text:p>
      <text:p text:style-name="P3"><text:span text:style-name="T3"><text:s text:c="2"/>CONSTRAINT `customers_ibfk_1` FOREIGN KEY (`essn`) REFERENCES `employee` (`ssn`) ON DELETE CASCADE ON UPDATE CASCADE</text:span></text:p>
      <text:p text:style-name="P3"><text:soft-page-break/><text:span text:style-name="T3">) ENGINE=InnoDB AUTO_INCREMENT=8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>--</text:span></text:p>
      <text:p text:style-name="P3"><text:span text:style-name="T3">-- Table structure for table `dealer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dealer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dealer` (</text:span></text:p>
      <text:p text:style-name="P3"><text:span text:style-name="T3"><text:s text:c="2"/>`id` int(11) NOT NULL,</text:span></text:p>
      <text:p text:style-name="P3"><text:span text:style-name="T3"><text:s text:c="2"/>`type` char(30) NOT NULL,</text:span></text:p>
      <text:p text:style-name="P3"><text:span text:style-name="T3"><text:s text:c="2"/>`name` varchar(30) NOT NULL,</text:span></text:p>
      <text:p text:style-name="P3"><text:span text:style-name="T3"><text:s text:c="2"/>`sex` enum('M','F','G') NOT NULL,</text:span></text:p>
      <text:p text:style-name="P3"><text:span text:style-name="T3"><text:s text:c="2"/>`address` varchar(50) NOT NULL,</text:span></text:p>
      <text:p text:style-name="P3"><text:span text:style-name="T3"><text:s text:c="2"/>`phone_no` char(11) NOT NULL,</text:span></text:p>
      <text:p text:style-name="P3"><text:span text:style-name="T3"><text:s text:c="2"/>`payment_to_give` decimal(10,2) DEFAULT '0.00',</text:span></text:p>
      <text:p text:style-name="P3"><text:span text:style-name="T3"><text:s text:c="2"/>PRIMARY KEY (`id`)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/></text:p>
      <text:p text:style-name="P3"><text:span text:style-name="T3">DROP TABLE IF EXISTS `department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department` (</text:span></text:p>
      <text:p text:style-name="P3"><text:span text:style-name="T3"><text:s text:c="2"/>`dnumber` int(11) NOT NULL,</text:span></text:p>
      <text:p text:style-name="P3"><text:span text:style-name="T3"><text:s text:c="2"/>`dlocation` varchar(30) NOT NULL,</text:span></text:p>
      <text:p text:style-name="P3"><text:span text:style-name="T3"><text:s text:c="2"/>`purpose` varchar(30) DEFAULT NULL,</text:span></text:p>
      <text:p text:style-name="P3"><text:span text:style-name="T3"><text:s text:c="2"/>`open_time` time NOT NULL,</text:span></text:p>
      <text:p text:style-name="P3"><text:span text:style-name="T3"><text:s text:c="2"/>`close_time` time NOT NULL,</text:span></text:p>
      <text:p text:style-name="P3"><text:span text:style-name="T3"><text:s text:c="2"/>`profit_earned` int(11) NOT NULL DEFAULT '0',</text:span></text:p>
      <text:p text:style-name="P3"><text:span text:style-name="T3"><text:s text:c="2"/>`maintain_cost` int(11) NOT NULL DEFAULT '0',</text:span></text:p>
      <text:p text:style-name="P3"><text:span text:style-name="T3"><text:s text:c="2"/>`dname` varchar(15) NOT NULL,</text:span></text:p>
      <text:p text:style-name="P3"><text:span text:style-name="T3"><text:s text:c="2"/>PRIMARY KEY (`dnumber`)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>--</text:span></text:p>
      <text:p text:style-name="P3"><text:span text:style-name="T3">-- Table structure for table `dependent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dependent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dependent` (</text:span></text:p>
      <text:p text:style-name="P3"><text:span text:style-name="T3"><text:s text:c="2"/>`essn` char(9) NOT NULL,</text:span></text:p>
      <text:p text:style-name="P3"><text:span text:style-name="T3"><text:s text:c="2"/>`name` char(15) NOT NULL,</text:span></text:p>
      <text:p text:style-name="P3"><text:soft-page-break/><text:span text:style-name="T3"><text:s text:c="2"/>`sex` enum('M','F','G') NOT NULL,</text:span></text:p>
      <text:p text:style-name="P3"><text:span text:style-name="T3"><text:s text:c="2"/>`bdate` date DEFAULT NULL,</text:span></text:p>
      <text:p text:style-name="P3"><text:span text:style-name="T3"><text:s text:c="2"/>`relationship` char(9) DEFAULT NULL,</text:span></text:p>
      <text:p text:style-name="P3"><text:span text:style-name="T3"><text:s text:c="2"/>PRIMARY KEY (`essn`,`name`),</text:span></text:p>
      <text:p text:style-name="P3"><text:span text:style-name="T3"><text:s text:c="2"/>CONSTRAINT `dependent_ibfk_1` FOREIGN KEY (`essn`) REFERENCES `employee` (`ssn`) ON 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/></text:p>
      <text:p text:style-name="P3"><text:span text:style-name="T3">--</text:span></text:p>
      <text:p text:style-name="P3"><text:span text:style-name="T3">-- Table structure for table `employee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employee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employee` (</text:span></text:p>
      <text:p text:style-name="P3"><text:span text:style-name="T3"><text:s text:c="2"/>`fname` varchar(15) NOT NULL,</text:span></text:p>
      <text:p text:style-name="P3"><text:span text:style-name="T3"><text:s text:c="2"/>`lname` varchar(15) NOT NULL,</text:span></text:p>
      <text:p text:style-name="P3"><text:span text:style-name="T3"><text:s text:c="2"/>`sex` enum('M','F','G') NOT NULL,</text:span></text:p>
      <text:p text:style-name="P3"><text:span text:style-name="T3"><text:s text:c="2"/>`contact_no` char(11) DEFAULT NULL,</text:span></text:p>
      <text:p text:style-name="P3"><text:span text:style-name="T3"><text:s text:c="2"/>`bdate` date DEFAULT NULL,</text:span></text:p>
      <text:p text:style-name="P3"><text:span text:style-name="T3"><text:s text:c="2"/>`ssn` char(9) NOT NULL,</text:span></text:p>
      <text:p text:style-name="P3"><text:span text:style-name="T3"><text:s text:c="2"/>`salary` decimal(10,2) NOT NULL DEFAULT '0.00',</text:span></text:p>
      <text:p text:style-name="P3"><text:span text:style-name="T3"><text:s text:c="2"/>`address` varchar(50) NOT NULL,</text:span></text:p>
      <text:p text:style-name="P3"><text:span text:style-name="T3"><text:s text:c="2"/>`join_date` date NOT NULL,</text:span></text:p>
      <text:p text:style-name="P3"><text:span text:style-name="T3"><text:s text:c="2"/>`dno` int(11) NOT NULL,</text:span></text:p>
      <text:p text:style-name="P3"><text:span text:style-name="T3"><text:s text:c="2"/>`leave_date` date DEFAULT NULL,</text:span></text:p>
      <text:p text:style-name="P3"><text:span text:style-name="T3"><text:s text:c="2"/>PRIMARY KEY (`ssn`),</text:span></text:p>
      <text:p text:style-name="P3"><text:span text:style-name="T3"><text:s text:c="2"/>KEY `dno` (`dno`),</text:span></text:p>
      <text:p text:style-name="P3"><text:span text:style-name="T3"><text:s text:c="2"/>CONSTRAINT `employee_ibfk_1` FOREIGN KEY (`dno`) REFERENCES `department` (`dnumber`),</text:span></text:p>
      <text:p text:style-name="P3"><text:span text:style-name="T3"><text:s text:c="2"/>CONSTRAINT `employee_ibfk_2` FOREIGN KEY (`dno`) REFERENCES `department` (`dnumber`) ON <text:s/>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/></text:p>
      <text:p text:style-name="P3"><text:span text:style-name="T3">--</text:span></text:p>
      <text:p text:style-name="P3"><text:span text:style-name="T3">-- Table structure for table `machinery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machinery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machinery` (</text:span></text:p>
      <text:p text:style-name="P3"><text:span text:style-name="T3"><text:s text:c="2"/>`machine_id` int(11) NOT NULL,</text:span></text:p>
      <text:p text:style-name="P3"><text:span text:style-name="T3"><text:s text:c="2"/>`date_purchase` date NOT NULL,</text:span></text:p>
      <text:p text:style-name="P3"><text:soft-page-break/><text:span text:style-name="T3"><text:s text:c="2"/>`model_no` int(11) NOT NULL,</text:span></text:p>
      <text:p text:style-name="P3"><text:span text:style-name="T3"><text:s text:c="2"/>`dno` int(11) NOT NULL,</text:span></text:p>
      <text:p text:style-name="P3"><text:span text:style-name="T3"><text:s text:c="2"/>PRIMARY KEY (`dno`,`model_no`,`machine_id`),</text:span></text:p>
      <text:p text:style-name="P3"><text:span text:style-name="T3"><text:s text:c="2"/>CONSTRAINT `machinery_ibfk_1` FOREIGN KEY (`dno`) REFERENCES `department` (`dnumber`) ON 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--</text:span></text:p>
      <text:p text:style-name="P3"><text:span text:style-name="T3">-- Table structure for table `manager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manager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manager` (</text:span></text:p>
      <text:p text:style-name="P3"><text:span text:style-name="T3"><text:s text:c="2"/>`fname` varchar(15) NOT NULL DEFAULT 'Somanshu',</text:span></text:p>
      <text:p text:style-name="P3"><text:span text:style-name="T3"><text:s text:c="2"/>`lname` varchar(15) NOT NULL DEFAULT 'Aggarwal',</text:span></text:p>
      <text:p text:style-name="P3"><text:span text:style-name="T3"><text:s text:c="2"/>`sex` enum('M','F','G') NOT NULL DEFAULT 'M',</text:span></text:p>
      <text:p text:style-name="P3"><text:span text:style-name="T3"><text:s text:c="2"/>`bdate` date NOT NULL DEFAULT '1967-08-25',</text:span></text:p>
      <text:p text:style-name="P3"><text:span text:style-name="T3"><text:s text:c="2"/>`address` varchar(50) NOT NULL DEFAULT '17 Parshvnath Nagar, Indore',</text:span></text:p>
      <text:p text:style-name="P3"><text:span text:style-name="T3"><text:s text:c="2"/>`office_no` char(11) NOT NULL DEFAULT '09425316394',</text:span></text:p>
      <text:p text:style-name="P3"><text:span text:style-name="T3"><text:s text:c="2"/>`home_no` char(11) NOT NULL DEFAULT '09425316395',</text:span></text:p>
      <text:p text:style-name="P3"><text:span text:style-name="T3"><text:s text:c="2"/>`super_id` int(11) NOT NULL DEFAULT '1',</text:span></text:p>
      <text:p text:style-name="P3"><text:span text:style-name="T3"><text:s text:c="2"/>PRIMARY KEY (`super_id`)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>--</text:span></text:p>
      <text:p text:style-name="P3"><text:span text:style-name="T3">-- Table structure for table `orders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orders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orders` (</text:span></text:p>
      <text:p text:style-name="P3"><text:span text:style-name="T3"><text:s text:c="2"/>`dealer_id` int(11) NOT NULL,</text:span></text:p>
      <text:p text:style-name="P3"><text:span text:style-name="T3"><text:s text:c="2"/>`order_no` int(11) NOT NULL,</text:span></text:p>
      <text:p text:style-name="P3"><text:span text:style-name="T3"><text:s text:c="2"/>`amount_order` int(11) NOT NULL DEFAULT '0',</text:span></text:p>
      <text:p text:style-name="P3"><text:span text:style-name="T3"><text:s text:c="2"/>`cost_kg` decimal(10,2) NOT NULL DEFAULT '0.00',</text:span></text:p>
      <text:p text:style-name="P3"><text:span text:style-name="T3"><text:s text:c="2"/>`date_of_delivery` date DEFAULT NULL,</text:span></text:p>
      <text:p text:style-name="P3"><text:span text:style-name="T3"><text:s text:c="2"/>`date_of_order` date NOT NULL,</text:span></text:p>
      <text:p text:style-name="P3"><text:span text:style-name="T3"><text:s text:c="2"/>PRIMARY KEY (`dealer_id`,`order_no`),</text:span></text:p>
      <text:p text:style-name="P3"><text:span text:style-name="T3"><text:s text:c="2"/>CONSTRAINT `orders_ibfk_1` FOREIGN KEY (`dealer_id`) REFERENCES `dealer` (`id`) ON 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>--</text:span></text:p>
      <text:p text:style-name="P3"><text:span text:style-name="T3">-- Table structure for table `profitable_customer`</text:span></text:p>
      <text:p text:style-name="P3"><text:soft-page-break/><text:span text:style-name="T3">--</text:span></text:p>
      <text:p text:style-name="P3"><text:span text:style-name="T3"></text:span></text:p>
      <text:p text:style-name="P3"><text:span text:style-name="T3">DROP TABLE IF EXISTS `profitable_customer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profitable_customer` (</text:span></text:p>
      <text:p text:style-name="P3"><text:span text:style-name="T3"><text:s text:c="2"/>`pid` int(11) NOT NULL,</text:span></text:p>
      <text:p text:style-name="P3"><text:span text:style-name="T3"><text:s text:c="2"/>`bdate` date DEFAULT NULL,</text:span></text:p>
      <text:p text:style-name="P3"><text:span text:style-name="T3"><text:s text:c="2"/>`ann_date` date DEFAULT NULL,</text:span></text:p>
      <text:p text:style-name="P3"><text:span text:style-name="T3"><text:s text:c="2"/>PRIMARY KEY (`pid`),</text:span></text:p>
      <text:p text:style-name="P3"><text:span text:style-name="T3"><text:s text:c="2"/>CONSTRAINT `profitable_customer_ibfk_1` FOREIGN KEY (`pid`) REFERENCES `customers` (`id`) ON 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</text:span></text:p>
      <text:p text:style-name="P3"><text:span text:style-name="T3"/></text:p>
      <text:p text:style-name="P3"><text:span text:style-name="T3">--</text:span></text:p>
      <text:p text:style-name="P3"><text:span text:style-name="T3">-- Table structure for table `transport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transport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transport` (</text:span></text:p>
      <text:p text:style-name="P3"><text:span text:style-name="T3"><text:s text:c="2"/>`type` varchar(15) NOT NULL,</text:span></text:p>
      <text:p text:style-name="P3"><text:span text:style-name="T3"><text:s text:c="2"/>`model_no` int(11) NOT NULL,</text:span></text:p>
      <text:p text:style-name="P3"><text:span text:style-name="T3"><text:s text:c="2"/>`reg_no` int(11) NOT NULL,</text:span></text:p>
      <text:p text:style-name="P3"><text:span text:style-name="T3"><text:s text:c="2"/>`essn` char(9) NOT NULL,</text:span></text:p>
      <text:p text:style-name="P3"><text:span text:style-name="T3"><text:s text:c="2"/>PRIMARY KEY (`model_no`,`reg_no`,`essn`),</text:span></text:p>
      <text:p text:style-name="P3"><text:span text:style-name="T3"><text:s text:c="2"/>KEY `essn` (`essn`),</text:span></text:p>
      <text:p text:style-name="P3"><text:span text:style-name="T3"><text:s text:c="2"/>CONSTRAINT `transport_ibfk_1` FOREIGN KEY (`essn`) REFERENCES `employee` (`ssn`) ON DELETE CASCADE ON UPDATE CASCADE</text:span></text:p>
      <text:p text:style-name="P3"><text:span text:style-name="T3">) ENGINE=InnoDB DEFAULT CHARSET=latin1;</text:span></text:p>
      <text:p text:style-name="P3"><text:span text:style-name="T3">/*!40101 SET character_set_client = @saved_cs_client */;</text:span></text:p>
      <text:p text:style-name="P3"><text:span text:style-name="T3">--</text:span></text:p>
      <text:p text:style-name="P3"><text:span text:style-name="T3">-- Table structure for table `wages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wages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wages` (</text:span></text:p>
      <text:p text:style-name="P3"><text:span text:style-name="T3"><text:s text:c="2"/>`dno` int(11) NOT NULL,</text:span></text:p>
      <text:p text:style-name="P3"><text:span text:style-name="T3"><text:s text:c="2"/>`hours_work` decimal(2,0) NOT NULL,</text:span></text:p>
      <text:p text:style-name="P3"><text:span text:style-name="T3"><text:s text:c="2"/>`wages_hour` decimal(10,2) NOT NULL DEFAULT '10.00',</text:span></text:p>
      <text:p text:style-name="P3"><text:span text:style-name="T3"><text:s text:c="2"/>PRIMARY KEY (`dno`),</text:span></text:p>
      <text:p text:style-name="P3"><text:span text:style-name="T3"><text:s text:c="2"/>CONSTRAINT `wages_ibfk_1` FOREIGN KEY (`dno`) REFERENCES `department` (`dnumber`) ON DELETE CASCADE ON UPDATE CASCADE</text:span></text:p>
      <text:p text:style-name="P3"><text:span text:style-name="T3">) ENGINE=InnoDB DEFAULT CHARSET=latin1;</text:span></text:p>
      <text:p text:style-name="P3"><text:soft-page-break/><text:span text:style-name="T3">/*!40101 SET character_set_client = @saved_cs_client */;</text:span></text:p>
      <text:p text:style-name="P3"><text:span text:style-name="T3"></text:span></text:p>
      <text:p text:style-name="P3"><text:span text:style-name="T3">--</text:span></text:p>
      <text:p text:style-name="P3"><text:span text:style-name="T3">-- Table structure for table `workers`</text:span></text:p>
      <text:p text:style-name="P3"><text:span text:style-name="T3">--</text:span></text:p>
      <text:p text:style-name="P3"><text:span text:style-name="T3"></text:span></text:p>
      <text:p text:style-name="P3"><text:span text:style-name="T3">DROP TABLE IF EXISTS `workers`;</text:span></text:p>
      <text:p text:style-name="P3"><text:span text:style-name="T3">/*!40101 SET @saved_cs_client <text:s text:c="4"/>= @@character_set_client */;</text:span></text:p>
      <text:p text:style-name="P3"><text:span text:style-name="T3">/*!40101 SET character_set_client = utf8 */;</text:span></text:p>
      <text:p text:style-name="P3"><text:span text:style-name="T3">CREATE TABLE `workers` (</text:span></text:p>
      <text:p text:style-name="P3"><text:span text:style-name="T3"><text:s text:c="2"/>`fname` varchar(15) NOT NULL,</text:span></text:p>
      <text:p text:style-name="P3"><text:span text:style-name="T3"><text:s text:c="2"/>`lname` varchar(15) NOT NULL,</text:span></text:p>
      <text:p text:style-name="P3"><text:span text:style-name="T3"><text:s text:c="2"/>`join_date` date NOT NULL,</text:span></text:p>
      <text:p text:style-name="P3"><text:span text:style-name="T3"><text:s text:c="2"/>`leave_date` date DEFAULT NULL,</text:span></text:p>
      <text:p text:style-name="P3"><text:span text:style-name="T3"><text:s text:c="2"/>`ssn` char(9) NOT NULL,</text:span></text:p>
      <text:p text:style-name="P3"><text:span text:style-name="T3"><text:s text:c="2"/>`sex` enum('M','F','G') NOT NULL,</text:span></text:p>
      <text:p text:style-name="P3"><text:span text:style-name="T3"><text:s text:c="2"/>`bdate` date DEFAULT NULL,</text:span></text:p>
      <text:p text:style-name="P3"><text:span text:style-name="T3"><text:s text:c="2"/>`dno` int(11) NOT NULL,</text:span></text:p>
      <text:p text:style-name="P3"><text:span text:style-name="T3"><text:s text:c="2"/>`address` char(50) DEFAULT NULL,</text:span></text:p>
      <text:p text:style-name="P3"><text:span text:style-name="T3"><text:s text:c="2"/>`phone_no` char(11) NOT NULL,</text:span></text:p>
      <text:p text:style-name="P3"><text:span text:style-name="T3"><text:s text:c="2"/>`super_ssn` char(9) NOT NULL,</text:span></text:p>
      <text:p text:style-name="P3"><text:span text:style-name="T3"><text:s text:c="2"/>PRIMARY KEY (`ssn`),</text:span></text:p>
      <text:p text:style-name="P3"><text:span text:style-name="T3"><text:s text:c="2"/>KEY `super_ssn` (`super_ssn`),</text:span></text:p>
      <text:p text:style-name="P3"><text:span text:style-name="T3"><text:s text:c="2"/>KEY `dno` (`dno`),</text:span></text:p>
      <text:p text:style-name="P3"><text:span text:style-name="T3"><text:s text:c="2"/>CONSTRAINT `workers_ibfk_1` FOREIGN KEY (`super_ssn`) REFERENCES `employee` (`ssn`) ON DELETE CASCADE ON UPDATE CASCADE,</text:span></text:p>
      <text:p text:style-name="P3"><text:span text:style-name="T3"><text:s text:c="2"/>CONSTRAINT `workers_ibfk_2` FOREIGN KEY (`dno`) REFERENCES `department` (`dnumber`) ON DELETE CASCADE ON UPDATE CASCADE</text:span></text:p>
      <text:p text:style-name="P3"><text:span text:style-name="T3">) ENGINE=InnoDB DEFAULT CHARSET=latin1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jain </meta:initial-creator>
    <meta:creation-date>2012-11-08T20:28:00</meta:creation-date>
    <dc:date>2012-11-08T21:05:36</dc:date>
    <dc:creator>amanjain </dc:creator>
    <meta:editing-duration>PT5M16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7" meta:paragraph-count="292" meta:word-count="1519" meta:character-count="11622" meta:non-whitespace-character-count="9795"/>
  </office:meta>
</office:document-meta>
</file>